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27749" officeooo:paragraph-rsid="00627749"/>
    </style:style>
    <style:style style:name="P37" style:family="paragraph" style:parent-style-name="Standard">
      <style:text-properties officeooo:rsid="0069fc96" officeooo:paragraph-rsid="0069fc96"/>
    </style:style>
    <style:style style:name="P38" style:family="paragraph" style:parent-style-name="Standard">
      <style:text-properties officeooo:rsid="006a7e37" officeooo:paragraph-rsid="006a7e37"/>
    </style:style>
    <style:style style:name="P39" style:family="paragraph" style:parent-style-name="Standard">
      <style:text-properties officeooo:rsid="006ba36b" officeooo:paragraph-rsid="006ba36b"/>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P44" style:family="paragraph" style:parent-style-name="Standard">
      <style:text-properties officeooo:rsid="008259f4" officeooo:paragraph-rsid="008259f4"/>
    </style:style>
    <style:style style:name="P45" style:family="paragraph" style:parent-style-name="Standard">
      <style:text-properties officeooo:rsid="006c73f5" officeooo:paragraph-rsid="006c73f5"/>
    </style:style>
    <style:style style:name="P46" style:family="paragraph" style:parent-style-name="Standard">
      <style:text-properties officeooo:rsid="0087c1d1" officeooo:paragraph-rsid="0087c1d1"/>
    </style:style>
    <style:style style:name="P47" style:family="paragraph" style:parent-style-name="Standard">
      <style:text-properties officeooo:rsid="00884867" officeooo:paragraph-rsid="00884867"/>
    </style:style>
    <style:style style:name="P48" style:family="paragraph" style:parent-style-name="Standard">
      <style:text-properties officeooo:rsid="00889c2f" officeooo:paragraph-rsid="00889c2f"/>
    </style:style>
    <style:style style:name="P49" style:family="paragraph" style:parent-style-name="Standard">
      <style:text-properties officeooo:rsid="008d21d2" officeooo:paragraph-rsid="008d21d2"/>
    </style:style>
    <style:style style:name="P50" style:family="paragraph" style:parent-style-name="Standard">
      <style:text-properties officeooo:rsid="008d91ca" officeooo:paragraph-rsid="008d91ca"/>
    </style:style>
    <style:style style:name="P51" style:family="paragraph" style:parent-style-name="Standard">
      <style:text-properties officeooo:rsid="00889c2f" officeooo:paragraph-rsid="00889c2f"/>
    </style:style>
    <style:style style:name="P52" style:family="paragraph" style:parent-style-name="Standard">
      <style:text-properties officeooo:rsid="008e285f" officeooo:paragraph-rsid="008e285f"/>
    </style:style>
    <style:style style:name="P53" style:family="paragraph" style:parent-style-name="Standard">
      <style:text-properties officeooo:rsid="008d91ca" officeooo:paragraph-rsid="00889c2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c9617"/>
    </style:style>
    <style:style style:name="T20" style:family="text">
      <style:text-properties officeooo:rsid="008d21d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4">A<text:span text:style-name="T15">any </text:span><text:span text:style-name="T16">is inter loka dimension gradient inclusive and exclusive of “normal” dimensions.</text:span></text:p>
      <text:p text:style-name="P44"><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4"><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4"><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ext:soft-page-break/>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40">5-10: Ace 5 distinct jobs in one lifetime to achieve immortality – the sixth job.</text:p>
      <text:p text:style-name="P41"/>
      <text:p text:style-name="P27"/>
      <text:p text:style-name="P23">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5"><text:soft-page-break/>There could also be “perpendicular” matter with both velocities set to – and picking the 2 velocities with a +- for the gravitational level of existence.</text:p>
      <text:p text:style-name="P35"/>
      <text:p text:style-name="P36">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6">Last integral and v in Z2 is swapped</text:p>
      <text:p text:style-name="P36"><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6"/>
      <text:p text:style-name="P36"><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6"/>
      <text:p text:style-name="P36"><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6"/>
      <text:p text:style-name="P36"><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6"/>
      <text:p text:style-name="P36"><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6"/>
      <text:p text:style-name="P36"><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7">DxD is dependent of the lifetime of a gravito-chemistro-photon, so that the chemistry force will decay into gravity force. Presumably the time derivvartive of the squared wave function is like four velocity but excluding circular orbit attraction.</text:p>
      <text:p text:style-name="P37">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8">The non-growing of “gravity-like” light for the first 48 solar radii would also have to be pushed into DxD, where it would replicate the light into other parallel “planets” instead of it growing.</text:p>
      <text:p text:style-name="P38">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9">The efficiency of evolution is increased by the maximum efficacy of the free energy generator with no self feedback.</text:p>
      <text:p text:style-name="P45">The 500’000 years of Earth is based on iso light speed change to increasing light speed to preserve the gravity’s frequancies.</text:p>
      <text:p text:style-name="P46">The locking field can provide 5 different levels:</text:p>
      <text:p text:style-name="P46">1. Light → up to 5</text:p>
      <text:p text:style-name="P46">2. Gravity → up to 10</text:p>
      <text:p text:style-name="P46">3. Chemistry → up to 10</text:p>
      <text:p text:style-name="P46">4. Shiv force → up to 5</text:p>
      <text:p text:style-name="P46">5. Vishnu force → only one</text:p>
      <text:p text:style-name="P46">Given that there are 5 types of matter i.e. akashi</text:p>
      <text:p text:style-name="P46">total of 31 physics</text:p>
      <text:p text:style-name="P46">3 solutions for photons → V.q A.J and their interactions</text:p>
      <text:p text:style-name="P46">4 solution for “dark forces” where energy comes from roughness, one of them if for the energy received by them</text:p>
      <text:p text:style-name="P46">24 “planets” for each side of the planet.</text:p>
      <text:p text:style-name="P47"><text:soft-page-break/>This doesn’t mean that the “void” beings are incapable of reincarnation.</text:p>
      <text:p text:style-name="P47">It can still be possible by adding one more equation:</text:p>
      <text:p text:style-name="P47"><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7">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7">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3.585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8">However 5/<text:span text:style-name="T18">7</text:span> types of matter can be derived from the set of equation at the beginning:</text:p>
      <text:p text:style-name="P48">1. Energy based, conserves energy but can get friction flight by messing up the flight medium. Messing up the flight medium is reversible. <text:span text:style-name="T18">Theoretically x2 swappable, for male and female but the female version is the dead wife of Shiva and it doesn’t manifest on Earth of the Gravity layer. It can manifest on the Chemistry layer and above. </text:span><text:span text:style-name="T19">Swapped for entropy by somehow swapping out one of the anti-anti matter wave functions hidden by the babel tower instead of a spin swap.</text:span></text:p>
      <text:p text:style-name="P48">2. Energy based, 1x charge, can do “warp drive” and can generate energy. <text:span text:style-name="T18">X2 swapped version for male-female energy</text:span></text:p>
      <text:p text:style-name="P48">3. Energy based, quasi 2x charge, can do “warp drive” and can generate energy, presumably is appearing as if it is on a sky platform for no.2, <text:span text:style-name="T18">X2 swapped version for male-female energy</text:span></text:p>
      <text:p text:style-name="P48">4. Entropy based, multiple versions of entropy possible (counts as one)</text:p>
      <text:p text:style-name="P48">5. Source of radiation is Laplacian of mass, but it still has static electric field and chemistry. <text:span text:style-name="T20">X2 swapped for good and evil</text:span></text:p>
      <text:p text:style-name="P48"/>
      <text:p text:style-name="P52"/>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25T06:41:56.858034625</dc:date>
    <meta:editing-duration>PT7H27M44S</meta:editing-duration>
    <meta:editing-cycles>93</meta:editing-cycles>
    <meta:generator>LibreOffice/7.6.5.2$Linux_AARCH64 LibreOffice_project/60$Build-2</meta:generator>
    <meta:document-statistic meta:table-count="0" meta:image-count="0" meta:object-count="39" meta:page-count="6" meta:paragraph-count="157" meta:word-count="2274" meta:character-count="13287" meta:non-whitespace-character-count="11129"/>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